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2.1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 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sort(ms)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x64</text:p>
          </table:table-cell>
          <table:table-cell table:formula="of:=MEDIAN([.C4:.C12])" office:value-type="float" office:value="2.322021484375" calcext:value-type="float">
            <text:p>2.3220214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.208984375" calcext:value-type="float">
            <text:p>2.20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.3359375" calcext:value-type="float">
            <text:p>2.3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.77099609375" calcext:value-type="float">
            <text:p>1.770996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.326904296875" calcext:value-type="float">
            <text:p>2.32690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.958984375" calcext:value-type="float">
            <text:p>1.9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.382080078125" calcext:value-type="float">
            <text:p>2.382080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3.030029296875" calcext:value-type="float">
            <text:p>3.030029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.322021484375" calcext:value-type="float">
            <text:p>2.322021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.467041015625" calcext:value-type="float">
            <text:p>1.467041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28x128</text:p>
          </table:table-cell>
          <table:table-cell table:formula="of:=MEDIAN([.C15:.C23])" office:value-type="float" office:value="8.194091796875" calcext:value-type="float">
            <text:p>8.1940917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1.458984375" calcext:value-type="float">
            <text:p>11.4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1.05908203125" calcext:value-type="float">
            <text:p>11.0590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8.786865234375" calcext:value-type="float">
            <text:p>8.786865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7.8330078125" calcext:value-type="float">
            <text:p>7.8330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6.88916015625" calcext:value-type="float">
            <text:p>6.88916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8.663818359375" calcext:value-type="float">
            <text:p>8.663818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7.8359375" calcext:value-type="float">
            <text:p>7.8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7.52294921875" calcext:value-type="float">
            <text:p>7.52294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8.194091796875" calcext:value-type="float">
            <text:p>8.194091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56x256</text:p>
          </table:table-cell>
          <table:table-cell table:formula="of:=MEDIAN([.C26:.C34])" office:value-type="float" office:value="48.333984375" calcext:value-type="float">
            <text:p>48.3339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48.333984375" calcext:value-type="float">
            <text:p>48.333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60.468017578125" calcext:value-type="float">
            <text:p>60.468017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48.555908203125" calcext:value-type="float">
            <text:p>48.55590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45.43017578125" calcext:value-type="float">
            <text:p>45.43017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47.31103515625" calcext:value-type="float">
            <text:p>47.311035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46.451171875" calcext:value-type="float">
            <text:p>46.4511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0.034912109375" calcext:value-type="float">
            <text:p>50.034912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61.844970703125" calcext:value-type="float">
            <text:p>61.844970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44.9501953125" calcext:value-type="float">
            <text:p>44.9501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256</text:p>
          </table:table-cell>
          <table:table-cell table:formula="of:=MEDIAN([.C37:.C45])" office:value-type="float" office:value="92.22705078125" calcext:value-type="float">
            <text:p>92.227050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79.225830078125" calcext:value-type="float">
            <text:p>79.225830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00.22607421875" calcext:value-type="float">
            <text:p>100.226074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82.01904296875" calcext:value-type="float">
            <text:p>82.0190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87.458984375" calcext:value-type="float">
            <text:p>87.4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10.078125" calcext:value-type="float">
            <text:p>110.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92.22705078125" calcext:value-type="float">
            <text:p>92.22705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93.290771484375" calcext:value-type="float">
            <text:p>93.290771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89.33203125" calcext:value-type="float">
            <text:p>89.33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04.2880859375" calcext:value-type="float">
            <text:p>104.2880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384</text:p>
          </table:table-cell>
          <table:table-cell table:formula="of:=MEDIAN([.C48:.C56])" office:value-type="float" office:value="133.615966796875" calcext:value-type="float">
            <text:p>133.6159667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31.079833984375" calcext:value-type="float">
            <text:p>131.079833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48.054931640625" calcext:value-type="float">
            <text:p>148.0549316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54.0810546875" calcext:value-type="float">
            <text:p>154.08105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32.544921875" calcext:value-type="float">
            <text:p>132.544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33.615966796875" calcext:value-type="float">
            <text:p>133.615966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72.64404296875" calcext:value-type="float">
            <text:p>172.6440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33.120849609375" calcext:value-type="float">
            <text:p>133.1208496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21.43798828125" calcext:value-type="float">
            <text:p>121.4379882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48.31689453125" calcext:value-type="float">
            <text:p>148.316894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512</text:p>
          </table:table-cell>
          <table:table-cell table:formula="of:=MEDIAN([.C59:.C67])" office:value-type="float" office:value="201.93896484375" calcext:value-type="float">
            <text:p>201.938964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74.19384765625" calcext:value-type="float">
            <text:p>274.193847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11.907958984375" calcext:value-type="float">
            <text:p>211.9079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04.76708984375" calcext:value-type="float">
            <text:p>204.7670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01.93896484375" calcext:value-type="float">
            <text:p>201.93896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80.80615234375" calcext:value-type="float">
            <text:p>180.80615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96.02685546875" calcext:value-type="float">
            <text:p>196.026855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70.281005859375" calcext:value-type="float">
            <text:p>170.281005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73.0078125" calcext:value-type="float">
            <text:p>173.0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34.76904296875" calcext:value-type="float">
            <text:p>234.7690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24x512</text:p>
          </table:table-cell>
          <table:table-cell table:formula="of:=MEDIAN([.C70:.C78])" office:value-type="float" office:value="577.406982421875" calcext:value-type="float">
            <text:p>577.40698242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680.305908203125" calcext:value-type="float">
            <text:p>680.30590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77.406982421875" calcext:value-type="float">
            <text:p>577.4069824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45.518798828125" calcext:value-type="float">
            <text:p>545.51879882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76.985107421875" calcext:value-type="float">
            <text:p>576.9851074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94.625" calcext:value-type="float">
            <text:p>594.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620.05908203125" calcext:value-type="float">
            <text:p>620.0590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50.93310546875" calcext:value-type="float">
            <text:p>550.933105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78.4208984375" calcext:value-type="float">
            <text:p>578.420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70.10107421875" calcext:value-type="float">
            <text:p>570.101074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r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x64</text:p>
          </table:table-cell>
          <table:table-cell table:formula="of:=MEDIAN([.C82:.C90])" office:value-type="float" office:value="1.51904296875" calcext:value-type="float">
            <text:p>1.519042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657958984375" calcext:value-type="float">
            <text:p>1.6579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791015625" calcext:value-type="float">
            <text:p>1.791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31689453125" calcext:value-type="float">
            <text:p>1.316894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2978515625" calcext:value-type="float">
            <text:p>1.29785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51904296875" calcext:value-type="float">
            <text:p>1.5190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2900390625" calcext:value-type="float">
            <text:p>1.2900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532958984375" calcext:value-type="float">
            <text:p>1.5329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264892578125" calcext:value-type="float">
            <text:p>1.264892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666015625" calcext:value-type="float">
            <text:p>1.666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28x128</text:p>
          </table:table-cell>
          <table:table-cell table:formula="of:=MEDIAN([.C93:.C101])" office:value-type="float" office:value="4.169921875" calcext:value-type="float">
            <text:p>4.16992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.31103515625" calcext:value-type="float">
            <text:p>4.311035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.6640625" calcext:value-type="float">
            <text:p>3.66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.137939453125" calcext:value-type="float">
            <text:p>4.1379394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5.4599609375" calcext:value-type="float">
            <text:p>5.45996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.169921875" calcext:value-type="float">
            <text:p>4.169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.181884765625" calcext:value-type="float">
            <text:p>3.1818847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.239990234375" calcext:value-type="float">
            <text:p>4.239990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.76806640625" calcext:value-type="float">
            <text:p>4.768066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.680908203125" calcext:value-type="float">
            <text:p>3.68090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56x256</text:p>
          </table:table-cell>
          <table:table-cell table:formula="of:=MEDIAN([.C104:.C112])" office:value-type="float" office:value="11.68115234375" calcext:value-type="float">
            <text:p>11.6811523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1.761962890625" calcext:value-type="float">
            <text:p>11.7619628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1.68115234375" calcext:value-type="float">
            <text:p>11.68115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0.260009765625" calcext:value-type="float">
            <text:p>10.2600097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9.534912109375" calcext:value-type="float">
            <text:p>9.534912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7.462158203125" calcext:value-type="float">
            <text:p>17.46215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6.94287109375" calcext:value-type="float">
            <text:p>6.94287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3.195068359375" calcext:value-type="float">
            <text:p>13.195068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1.041015625" calcext:value-type="float">
            <text:p>11.041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3.859130859375" calcext:value-type="float">
            <text:p>13.859130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256</text:p>
          </table:table-cell>
          <table:table-cell table:formula="of:=MEDIAN([.C115:.C123])" office:value-type="float" office:value="18.705078125" calcext:value-type="float">
            <text:p>18.7050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9.802978515625" calcext:value-type="float">
            <text:p>19.8029785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8.705078125" calcext:value-type="float">
            <text:p>18.705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1.866943359375" calcext:value-type="float">
            <text:p>21.866943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9.8720703125" calcext:value-type="float">
            <text:p>39.8720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8.537841796875" calcext:value-type="float">
            <text:p>18.537841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3.296875" calcext:value-type="float">
            <text:p>23.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7.697021484375" calcext:value-type="float">
            <text:p>17.697021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8.423095703125" calcext:value-type="float">
            <text:p>18.423095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6.18896484375" calcext:value-type="float">
            <text:p>16.18896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384</text:p>
          </table:table-cell>
          <table:table-cell table:formula="of:=MEDIAN([.C126:.C134])" office:value-type="float" office:value="25.96923828125" calcext:value-type="float">
            <text:p>25.9692382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2.365966796875" calcext:value-type="float">
            <text:p>32.365966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5.647216796875" calcext:value-type="float">
            <text:p>35.647216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8.22900390625" calcext:value-type="float">
            <text:p>38.22900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5.96923828125" calcext:value-type="float">
            <text:p>25.9692382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9.43115234375" calcext:value-type="float">
            <text:p>29.43115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4.828857421875" calcext:value-type="float">
            <text:p>24.8288574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5.051025390625" calcext:value-type="float">
            <text:p>25.051025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5.18505859375" calcext:value-type="float">
            <text:p>25.18505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9.86181640625" calcext:value-type="float">
            <text:p>19.861816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512</text:p>
          </table:table-cell>
          <table:table-cell table:formula="of:=MEDIAN([.C137:.C145])" office:value-type="float" office:value="45.27392578125" calcext:value-type="float">
            <text:p>45.273925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8.8251953125" calcext:value-type="float">
            <text:p>48.8251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7.0419921875" calcext:value-type="float">
            <text:p>47.0419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53.22998046875" calcext:value-type="float">
            <text:p>53.229980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1.31787109375" calcext:value-type="float">
            <text:p>41.31787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9.165771484375" calcext:value-type="float">
            <text:p>39.165771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8.824951171875" calcext:value-type="float">
            <text:p>28.8249511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6.74609375" calcext:value-type="float">
            <text:p>36.746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9.700927734375" calcext:value-type="float">
            <text:p>49.7009277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5.27392578125" calcext:value-type="float">
            <text:p>45.27392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24x512</text:p>
          </table:table-cell>
          <table:table-cell table:formula="of:=MEDIAN([.C148:.C156])" office:value-type="float" office:value="82.741943359375" calcext:value-type="float">
            <text:p>82.7419433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00.72607421875" calcext:value-type="float">
            <text:p>100.726074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99.31005859375" calcext:value-type="float">
            <text:p>99.31005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82.741943359375" calcext:value-type="float">
            <text:p>82.741943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67.7060546875" calcext:value-type="float">
            <text:p>67.70605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65.095947265625" calcext:value-type="float">
            <text:p>65.0959472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96.755126953125" calcext:value-type="float">
            <text:p>96.755126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61.513916015625" calcext:value-type="float">
            <text:p>61.513916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73.304931640625" calcext:value-type="float">
            <text:p>73.3049316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09.9169921875" calcext:value-type="float">
            <text:p>109.9169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24x1024</text:p>
          </table:table-cell>
          <table:table-cell table:formula="of:=MEDIAN([.C159:.C167])" office:value-type="float" office:value="163.282958984375" calcext:value-type="float">
            <text:p>163.2829589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63.282958984375" calcext:value-type="float">
            <text:p>163.2829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86.27490234375" calcext:value-type="float">
            <text:p>186.27490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78.029052734375" calcext:value-type="float">
            <text:p>178.0290527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92.6220703125" calcext:value-type="float">
            <text:p>192.6220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66.40380859375" calcext:value-type="float">
            <text:p>166.40380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48.278076171875" calcext:value-type="float">
            <text:p>148.2780761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17.552001953125" calcext:value-type="float">
            <text:p>117.552001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21.219970703125" calcext:value-type="float">
            <text:p>121.219970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41.329833984375" calcext:value-type="float">
            <text:p>141.329833984375</text:p>
          </table:table-cell>
          <table:table-cell office:value-type="string" calcext:value-type="string">
            <text:p>m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or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x64</text:p>
          </table:table-cell>
          <table:table-cell table:formula="of:=MEDIAN([.C172:.C180])" office:value-type="float" office:value="1.56591796875" calcext:value-type="float">
            <text:p>1.565917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.14794921875" calcext:value-type="float">
            <text:p>2.14794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.56591796875" calcext:value-type="float">
            <text:p>1.56591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.16796875" calcext:value-type="float">
            <text:p>2.16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.093994140625" calcext:value-type="float">
            <text:p>2.0939941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.424072265625" calcext:value-type="float">
            <text:p>1.4240722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0.81005859375" calcext:value-type="float">
            <text:p>0.81005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0.882080078125" calcext:value-type="float">
            <text:p>0.882080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.453125" calcext:value-type="float">
            <text:p>1.4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.670166015625" calcext:value-type="float">
            <text:p>1.670166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28x128</text:p>
          </table:table-cell>
          <table:table-cell table:formula="of:=MEDIAN([.C183:.C191])" office:value-type="float" office:value="4.3779296875" calcext:value-type="float">
            <text:p>4.37792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.212890625" calcext:value-type="float">
            <text:p>4.2128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.89599609375" calcext:value-type="float">
            <text:p>4.895996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.3779296875" calcext:value-type="float">
            <text:p>4.3779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7.55712890625" calcext:value-type="float">
            <text:p>7.557128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6.10302734375" calcext:value-type="float">
            <text:p>6.103027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.113037109375" calcext:value-type="float">
            <text:p>3.113037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.489990234375" calcext:value-type="float">
            <text:p>2.489990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.422119140625" calcext:value-type="float">
            <text:p>4.4221191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.093017578125" calcext:value-type="float">
            <text:p>3.093017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56x256</text:p>
          </table:table-cell>
          <table:table-cell table:formula="of:=MEDIAN([.C194:.C202])" office:value-type="float" office:value="10.609130859375" calcext:value-type="float">
            <text:p>10.6091308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8.344970703125" calcext:value-type="float">
            <text:p>8.344970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2.054931640625" calcext:value-type="float">
            <text:p>12.0549316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1.62109375" calcext:value-type="float">
            <text:p>11.62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0.609130859375" calcext:value-type="float">
            <text:p>10.609130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7.280029296875" calcext:value-type="float">
            <text:p>7.280029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4.84912109375" calcext:value-type="float">
            <text:p>14.84912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9.5859375" calcext:value-type="float">
            <text:p>9.5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0.52001953125" calcext:value-type="float">
            <text:p>10.52001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5.9130859375" calcext:value-type="float">
            <text:p>15.9130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256</text:p>
          </table:table-cell>
          <table:table-cell table:formula="of:=MEDIAN([.C205:.C213])" office:value-type="float" office:value="22.005126953125" calcext:value-type="float">
            <text:p>22.005126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4.1240234375" calcext:value-type="float">
            <text:p>24.1240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8.097900390625" calcext:value-type="float">
            <text:p>18.097900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9.778076171875" calcext:value-type="float">
            <text:p>19.7780761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2.005126953125" calcext:value-type="float">
            <text:p>22.005126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7.95703125" calcext:value-type="float">
            <text:p>17.95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2.5390625" calcext:value-type="float">
            <text:p>32.5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1.66796875" calcext:value-type="float">
            <text:p>21.66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3.577880859375" calcext:value-type="float">
            <text:p>23.577880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5.3720703125" calcext:value-type="float">
            <text:p>25.3720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384</text:p>
          </table:table-cell>
          <table:table-cell table:formula="of:=MEDIAN([.C216:.C224])" office:value-type="float" office:value="33.35009765625" calcext:value-type="float">
            <text:p>33.350097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4.0810546875" calcext:value-type="float">
            <text:p>34.08105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3.3759765625" calcext:value-type="float">
            <text:p>33.37597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3.35009765625" calcext:value-type="float">
            <text:p>33.350097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8.298095703125" calcext:value-type="float">
            <text:p>28.298095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3.43408203125" calcext:value-type="float">
            <text:p>43.4340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7.1279296875" calcext:value-type="float">
            <text:p>27.1279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2.4169921875" calcext:value-type="float">
            <text:p>42.4169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3.18701171875" calcext:value-type="float">
            <text:p>33.187011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9.79296875" calcext:value-type="float">
            <text:p>29.79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512</text:p>
          </table:table-cell>
          <table:table-cell table:formula="of:=MEDIAN([.C227:.C235])" office:value-type="float" office:value="37.489013671875" calcext:value-type="float">
            <text:p>37.48901367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8.301025390625" calcext:value-type="float">
            <text:p>38.301025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1.198974609375" calcext:value-type="float">
            <text:p>41.1989746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58.37890625" calcext:value-type="float">
            <text:p>58.378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59.553955078125" calcext:value-type="float">
            <text:p>59.553955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7.489013671875" calcext:value-type="float">
            <text:p>37.4890136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8.89892578125" calcext:value-type="float">
            <text:p>28.89892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4.296142578125" calcext:value-type="float">
            <text:p>34.296142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8.69384765625" calcext:value-type="float">
            <text:p>28.693847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2.738037109375" calcext:value-type="float">
            <text:p>32.738037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24x512</text:p>
          </table:table-cell>
          <table:table-cell table:formula="of:=MEDIAN([.C238:.C246])" office:value-type="float" office:value="88.197021484375" calcext:value-type="float">
            <text:p>88.1970214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01.56103515625" calcext:value-type="float">
            <text:p>101.561035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71.76318359375" calcext:value-type="float">
            <text:p>71.76318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87.108154296875" calcext:value-type="float">
            <text:p>87.10815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88.197021484375" calcext:value-type="float">
            <text:p>88.197021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74.134033203125" calcext:value-type="float">
            <text:p>74.134033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85.888916015625" calcext:value-type="float">
            <text:p>85.888916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93.501953125" calcext:value-type="float">
            <text:p>93.501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89.994873046875" calcext:value-type="float">
            <text:p>89.9948730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00.591064453125" calcext:value-type="float">
            <text:p>100.5910644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24x1024</text:p>
          </table:table-cell>
          <table:table-cell table:formula="of:=MEDIAN([.C249:.C257])" office:value-type="float" office:value="153.47705078125" calcext:value-type="float">
            <text:p>153.477050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65.989013671875" calcext:value-type="float">
            <text:p>165.9890136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86.39013671875" calcext:value-type="float">
            <text:p>186.390136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39.795166015625" calcext:value-type="float">
            <text:p>139.795166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05.80517578125" calcext:value-type="float">
            <text:p>205.80517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73.92919921875" calcext:value-type="float">
            <text:p>173.92919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21.72998046875" calcext:value-type="float">
            <text:p>121.729980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15.029052734375" calcext:value-type="float">
            <text:p>115.0290527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53.47705078125" calcext:value-type="float">
            <text:p>153.47705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10.926025390625" calcext:value-type="float">
            <text:p>110.926025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r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x64</text:p>
          </table:table-cell>
          <table:table-cell table:formula="of:=MEDIAN([.C261:.C269])" office:value-type="float" office:value="56.0361328125" calcext:value-type="float">
            <text:p>56.036132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62.72314453125" calcext:value-type="float">
            <text:p>62.723144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55.126953125" calcext:value-type="float">
            <text:p>55.126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56.0361328125" calcext:value-type="float">
            <text:p>56.036132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70.43701171875" calcext:value-type="float">
            <text:p>70.437011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59.389892578125" calcext:value-type="float">
            <text:p>59.389892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62.779052734375" calcext:value-type="float">
            <text:p>62.7790527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52.97900390625" calcext:value-type="float">
            <text:p>52.97900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54.54296875" calcext:value-type="float">
            <text:p>54.5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49.840087890625" calcext:value-type="float">
            <text:p>49.8400878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28x128</text:p>
          </table:table-cell>
          <table:table-cell table:formula="of:=MEDIAN([.C272:.C280])" office:value-type="float" office:value="178.43603515625" calcext:value-type="float">
            <text:p>178.4360351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306.432861328125" calcext:value-type="float">
            <text:p>306.43286132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312.446044921875" calcext:value-type="float">
            <text:p>312.446044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270.760986328125" calcext:value-type="float">
            <text:p>270.76098632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163.636962890625" calcext:value-type="float">
            <text:p>163.6369628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178.43603515625" calcext:value-type="float">
            <text:p>178.436035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161.84912109375" calcext:value-type="float">
            <text:p>161.84912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154.8740234375" calcext:value-type="float">
            <text:p>154.8740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157.61083984375" calcext:value-type="float">
            <text:p>157.61083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179.087158203125" calcext:value-type="float">
            <text:p>179.087158203125</text:p>
          </table:table-cell>
          <table:table-cell office:value-type="string" calcext:value-type="string">
            <text:p>ms</text:p>
          </table:table-cell>
        </table:table-row>
      </table:table>
      <table:table table:name="Analysis" table:style-name="ta1">
        <table:shapes>
          <draw:frame draw:z-index="0" draw:style-name="gr1" draw:text-style-name="P1" svg:width="6.2957in" svg:height="2.5142in" svg:x="5.8642in" svg:y="2.565in">
            <draw:object draw:notify-on-update-of-ranges="Analysis.A14:Analysis.A14 Analysis.A15:Analysis.A19 Analysis.B14:Analysis.B14 Analysis.B15:Analysis.B19 Analysis.C14:Analysis.C14 Analysis.C15:Analysis.C19 Analysis.D14:Analysis.D14 Analysis.D15:Analysis.D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office:value-type="string" calcext:value-type="string">
            <text:p>CPU (ms, median of 10 measurements)</text:p>
          </table:table-cell>
          <table:table-cell table:number-columns-repeated="4"/>
          <table:table-cell office:value-type="string" calcext:value-type="string">
            <text:p>GPU (fps)</text:p>
          </table:table-cell>
          <table:table-cell table:number-columns-repeated="3"/>
          <table:table-cell office:value-type="string" calcext:value-type="string">
            <text:p>GPU (ms, computed)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 calcext:value-type="string">
            <text:p>sort1</text:p>
          </table:table-cell>
          <table:table-cell office:value-type="string" calcext:value-type="string">
            <text:p>sort2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sort4</text:p>
          </table:table-cell>
          <table:table-cell/>
          <table:table-cell office:value-type="string" calcext:value-type="string">
            <text:p>Bitonic</text:p>
          </table:table-cell>
          <table:table-cell office:value-type="string" calcext:value-type="string">
            <text:p>Texture passthrough</text:p>
          </table:table-cell>
          <table:table-cell office:value-type="string" calcext:value-type="string">
            <text:p>Generate index (no texture fetch)</text:p>
          </table:table-cell>
          <table:table-cell/>
          <table:table-cell office:value-type="string" calcext:value-type="string">
            <text:p>Bitonic</text:p>
          </table:table-cell>
          <table:table-cell office:value-type="string" calcext:value-type="string">
            <text:p>Texture passthrough</text:p>
          </table:table-cell>
          <table:table-cell office:value-type="string" calcext:value-type="string">
            <text:p>Generate index (no texture fetch)</text:p>
          </table:table-cell>
        </table:table-row>
        <table:table-row table:style-name="ro1">
          <table:table-cell office:value-type="string" calcext:value-type="string">
            <text:p>64x64</text:p>
          </table:table-cell>
          <table:table-cell table:style-name="ce1" table:formula="of:=64*64" office:value-type="float" office:value="4096" calcext:value-type="float">
            <text:p>4,096</text:p>
          </table:table-cell>
          <table:table-cell office:value-type="float" office:value="2.322021484375" calcext:value-type="float">
            <text:p>2.322021484375</text:p>
          </table:table-cell>
          <table:table-cell office:value-type="float" office:value="1.51904296875" calcext:value-type="float">
            <text:p>1.51904296875</text:p>
          </table:table-cell>
          <table:table-cell office:value-type="float" office:value="1.56591796875" calcext:value-type="float">
            <text:p>1.56591796875</text:p>
          </table:table-cell>
          <table:table-cell office:value-type="float" office:value="56.0361328125" calcext:value-type="float">
            <text:p>56.0361328125</text:p>
          </table:table-cell>
          <table:table-cell/>
          <table:table-cell table:number-columns-repeated="3" office:value-type="float" office:value="60" calcext:value-type="float">
            <text:p>60</text:p>
          </table:table-cell>
          <table:table-cell/>
          <table:table-cell table:style-name="ce2" table:formula="of:=1000/[.H3]" office:value-type="float" office:value="16.6666666666667" calcext:value-type="float">
            <text:p>16.7</text:p>
          </table:table-cell>
          <table:table-cell table:style-name="ce2" table:formula="of:=1000/[.I3]" office:value-type="float" office:value="16.6666666666667" calcext:value-type="float">
            <text:p>16.7</text:p>
          </table:table-cell>
          <table:table-cell table:style-name="ce2" table:formula="of:=1000/[.J3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128x128</text:p>
          </table:table-cell>
          <table:table-cell table:style-name="ce1" table:formula="of:=128*128" office:value-type="float" office:value="16384" calcext:value-type="float">
            <text:p>16,384</text:p>
          </table:table-cell>
          <table:table-cell office:value-type="float" office:value="8.194091796875" calcext:value-type="float">
            <text:p>8.194091796875</text:p>
          </table:table-cell>
          <table:table-cell office:value-type="float" office:value="4.169921875" calcext:value-type="float">
            <text:p>4.169921875</text:p>
          </table:table-cell>
          <table:table-cell office:value-type="float" office:value="4.3779296875" calcext:value-type="float">
            <text:p>4.3779296875</text:p>
          </table:table-cell>
          <table:table-cell office:value-type="float" office:value="178.43603515625" calcext:value-type="float">
            <text:p>178.43603515625</text:p>
          </table:table-cell>
          <table:table-cell/>
          <table:table-cell table:number-columns-repeated="3" office:value-type="float" office:value="60" calcext:value-type="float">
            <text:p>60</text:p>
          </table:table-cell>
          <table:table-cell/>
          <table:table-cell table:style-name="ce2" table:formula="of:=1000/[.H4]" office:value-type="float" office:value="16.6666666666667" calcext:value-type="float">
            <text:p>16.7</text:p>
          </table:table-cell>
          <table:table-cell table:style-name="ce2" table:formula="of:=1000/[.I4]" office:value-type="float" office:value="16.6666666666667" calcext:value-type="float">
            <text:p>16.7</text:p>
          </table:table-cell>
          <table:table-cell table:style-name="ce2" table:formula="of:=1000/[.J4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256x256</text:p>
          </table:table-cell>
          <table:table-cell table:style-name="ce1" table:formula="of:=256*256" office:value-type="float" office:value="65536" calcext:value-type="float">
            <text:p>65,536</text:p>
          </table:table-cell>
          <table:table-cell office:value-type="float" office:value="48.333984375" calcext:value-type="float">
            <text:p>48.333984375</text:p>
          </table:table-cell>
          <table:table-cell office:value-type="float" office:value="11.68115234375" calcext:value-type="float">
            <text:p>11.68115234375</text:p>
          </table:table-cell>
          <table:table-cell office:value-type="float" office:value="10.609130859375" calcext:value-type="float">
            <text:p>10.609130859375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/>
          <table:table-cell table:style-name="ce2" table:formula="of:=1000/[.H5]" office:value-type="float" office:value="16.6666666666667" calcext:value-type="float">
            <text:p>16.7</text:p>
          </table:table-cell>
          <table:table-cell table:style-name="ce2" table:formula="of:=1000/[.I5]" office:value-type="float" office:value="16.6666666666667" calcext:value-type="float">
            <text:p>16.7</text:p>
          </table:table-cell>
          <table:table-cell table:style-name="ce2" table:formula="of:=1000/[.J5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512x256</text:p>
          </table:table-cell>
          <table:table-cell table:style-name="ce1" table:formula="of:=512*256" office:value-type="float" office:value="131072" calcext:value-type="float">
            <text:p>131,072</text:p>
          </table:table-cell>
          <table:table-cell office:value-type="float" office:value="92.22705078125" calcext:value-type="float">
            <text:p>92.22705078125</text:p>
          </table:table-cell>
          <table:table-cell office:value-type="float" office:value="18.705078125" calcext:value-type="float">
            <text:p>18.705078125</text:p>
          </table:table-cell>
          <table:table-cell office:value-type="float" office:value="22.005126953125" calcext:value-type="float">
            <text:p>22.005126953125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/>
          <table:table-cell table:style-name="ce2" table:formula="of:=1000/[.H6]" office:value-type="float" office:value="16.6666666666667" calcext:value-type="float">
            <text:p>16.7</text:p>
          </table:table-cell>
          <table:table-cell table:style-name="ce2" table:formula="of:=1000/[.I6]" office:value-type="float" office:value="16.6666666666667" calcext:value-type="float">
            <text:p>16.7</text:p>
          </table:table-cell>
          <table:table-cell table:style-name="ce2" table:formula="of:=1000/[.J6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512x384</text:p>
          </table:table-cell>
          <table:table-cell table:style-name="ce1" table:formula="of:=512*384" office:value-type="float" office:value="196608" calcext:value-type="float">
            <text:p>196,608</text:p>
          </table:table-cell>
          <table:table-cell office:value-type="float" office:value="133.615966796875" calcext:value-type="float">
            <text:p>133.615966796875</text:p>
          </table:table-cell>
          <table:table-cell office:value-type="float" office:value="25.96923828125" calcext:value-type="float">
            <text:p>25.96923828125</text:p>
          </table:table-cell>
          <table:table-cell office:value-type="float" office:value="33.35009765625" calcext:value-type="float">
            <text:p>33.35009765625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formula="of:=1000/[.H7]" office:value-type="float" office:value="22.7272727272727" calcext:value-type="float">
            <text:p>22.7</text:p>
          </table:table-cell>
          <table:table-cell table:style-name="ce2" table:formula="of:=1000/[.I7]" office:value-type="float" office:value="22.7272727272727" calcext:value-type="float">
            <text:p>22.7</text:p>
          </table:table-cell>
          <table:table-cell table:style-name="ce2" table:formula="of:=1000/[.J7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512x512</text:p>
          </table:table-cell>
          <table:table-cell table:style-name="ce1" table:formula="of:=512*512" office:value-type="float" office:value="262144" calcext:value-type="float">
            <text:p>262,144</text:p>
          </table:table-cell>
          <table:table-cell office:value-type="float" office:value="201.93896484375" calcext:value-type="float">
            <text:p>201.93896484375</text:p>
          </table:table-cell>
          <table:table-cell office:value-type="float" office:value="45.27392578125" calcext:value-type="float">
            <text:p>45.27392578125</text:p>
          </table:table-cell>
          <table:table-cell office:value-type="float" office:value="37.489013671875" calcext:value-type="float">
            <text:p>37.4890136718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formula="of:=1000/[.H8]" office:value-type="float" office:value="33.3333333333333" calcext:value-type="float">
            <text:p>33.3</text:p>
          </table:table-cell>
          <table:table-cell table:style-name="ce2" table:formula="of:=1000/[.I8]" office:value-type="float" office:value="32.258064516129" calcext:value-type="float">
            <text:p>32.3</text:p>
          </table:table-cell>
          <table:table-cell table:style-name="ce2" table:formula="of:=1000/[.J8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1024x512</text:p>
          </table:table-cell>
          <table:table-cell table:style-name="ce1" table:formula="of:=1024*512" office:value-type="float" office:value="524288" calcext:value-type="float">
            <text:p>524,288</text:p>
          </table:table-cell>
          <table:table-cell office:value-type="float" office:value="577.406982421875" calcext:value-type="float">
            <text:p>577.406982421875</text:p>
          </table:table-cell>
          <table:table-cell office:value-type="float" office:value="82.741943359375" calcext:value-type="float">
            <text:p>82.741943359375</text:p>
          </table:table-cell>
          <table:table-cell office:value-type="float" office:value="88.197021484375" calcext:value-type="float">
            <text:p>88.197021484375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formula="of:=1000/[.H9]" office:value-type="float" office:value="76.9230769230769" calcext:value-type="float">
            <text:p>76.9</text:p>
          </table:table-cell>
          <table:table-cell table:style-name="ce2" table:formula="of:=1000/[.I9]" office:value-type="float" office:value="76.9230769230769" calcext:value-type="float">
            <text:p>76.9</text:p>
          </table:table-cell>
          <table:table-cell table:style-name="ce2" table:formula="of:=1000/[.J9]" office:value-type="float" office:value="23.8095238095238" calcext:value-type="float">
            <text:p>23.8</text:p>
          </table:table-cell>
        </table:table-row>
        <table:table-row table:style-name="ro1">
          <table:table-cell office:value-type="string" calcext:value-type="string">
            <text:p>1024x1024</text:p>
          </table:table-cell>
          <table:table-cell table:style-name="ce1" table:formula="of:=1024*1024" office:value-type="float" office:value="1048576" calcext:value-type="float">
            <text:p>1,048,576</text:p>
          </table:table-cell>
          <table:table-cell/>
          <table:table-cell office:value-type="float" office:value="163.282958984375" calcext:value-type="float">
            <text:p>163.282958984375</text:p>
          </table:table-cell>
          <table:table-cell office:value-type="float" office:value="153.47705078125" calcext:value-type="float">
            <text:p>153.47705078125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formula="of:=1000/[.H10]" office:value-type="float" office:value="166.666666666667" calcext:value-type="float">
            <text:p>166.7</text:p>
          </table:table-cell>
          <table:table-cell table:style-name="ce2" table:formula="of:=1000/[.I10]" office:value-type="float" office:value="166.666666666667" calcext:value-type="float">
            <text:p>166.7</text:p>
          </table:table-cell>
          <table:table-cell table:style-name="ce2" table:formula="of:=1000/[.J10]" office:value-type="float" office:value="52.6315789473684" calcext:value-type="float">
            <text:p>52.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CPU (ms, median of 10)</text:p>
          </table:table-cell>
          <table:table-cell/>
          <table:table-cell office:value-type="string" calcext:value-type="string">
            <text:p>GPU (ms, computed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unting sort</text:p>
          </table:table-cell>
          <table:table-cell office:value-type="string" calcext:value-type="string">
            <text:p>Counting sort no realloc</text:p>
          </table:table-cell>
          <table:table-cell office:value-type="string" calcext:value-type="string">
            <text:p>GPU Bitoni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x256</text:p>
          </table:table-cell>
          <table:table-cell office:value-type="float" office:value="18.705078125" calcext:value-type="float">
            <text:p>18.705078125</text:p>
          </table:table-cell>
          <table:table-cell office:value-type="float" office:value="22.005126953125" calcext:value-type="float">
            <text:p>22.005126953125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x384</text:p>
          </table:table-cell>
          <table:table-cell office:value-type="float" office:value="25.96923828125" calcext:value-type="float">
            <text:p>25.96923828125</text:p>
          </table:table-cell>
          <table:table-cell office:value-type="float" office:value="33.35009765625" calcext:value-type="float">
            <text:p>33.35009765625</text:p>
          </table:table-cell>
          <table:table-cell office:value-type="float" office:value="22.7272727272727" calcext:value-type="float">
            <text:p>22.72727272727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45.27392578125" calcext:value-type="float">
            <text:p>45.27392578125</text:p>
          </table:table-cell>
          <table:table-cell office:value-type="float" office:value="37.489013671875" calcext:value-type="float">
            <text:p>37.48901367187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24x512</text:p>
          </table:table-cell>
          <table:table-cell office:value-type="float" office:value="82.741943359375" calcext:value-type="float">
            <text:p>82.741943359375</text:p>
          </table:table-cell>
          <table:table-cell office:value-type="float" office:value="88.197021484375" calcext:value-type="float">
            <text:p>88.197021484375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63.282958984375" calcext:value-type="float">
            <text:p>163.282958984375</text:p>
          </table:table-cell>
          <table:table-cell office:value-type="float" office:value="153.47705078125" calcext:value-type="float">
            <text:p>153.47705078125</text:p>
          </table:table-cell>
          <table:table-cell office:value-type="float" office:value="166.666666666667" calcext:value-type="float">
            <text:p>166.666666666667</text:p>
          </table:table-cell>
          <table:table-cell table:number-columns-repeated="10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office:value-type="string" calcext:value-type="string">
            <text:p>GPU (fps) No bitonic passes (only first pass to generate indice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24x10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48x10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48x2048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096x204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096x409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 style:data-style-name="N2" text:time-value="13:06:18.6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5T11:00:33.008000000</meta:creation-date>
    <dc:date>2024-03-15T13:10:30.194000000</dc:date>
    <meta:editing-duration>PT26M32S</meta:editing-duration>
    <meta:editing-cycles>8</meta:editing-cycles>
    <meta:generator>LibreOffice/7.3.3.2$Windows_X86_64 LibreOffice_project/d1d0ea68f081ee2800a922cac8f79445e4603348</meta:generator>
    <meta:document-statistic meta:table-count="2" meta:cell-count="1095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eb91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6.387cm" xlink:href=".." xlink:type="simple" chart:class="chart:bar" chart:style-name="ch1">
        <chart:title svg:x="2.293cm" svg:y="0.262cm" chart:style-name="ch2">
          <text:p>Performance comparison of CPU counting sort vs GPU bitonic sort</text:p>
        </chart:title>
        <chart:legend chart:legend-position="end" svg:x="11.469cm" svg:y="2.387cm" style:legend-expansion="high" chart:style-name="ch3"/>
        <chart:plot-area chart:style-name="ch4" table:cell-range-address="Analysis.A14:Analysis.D19" chart:data-source-has-labels="both" svg:x="1.32cm" svg:y="1.724cm" svg:width="9.83cm" svg:height="3.565cm">
          <chart:coordinate-region svg:x="3.286cm" svg:y="1.724cm" svg:width="7.576cm" svg:height="2.912cm"/>
          <chart:axis chart:dimension="x" chart:name="primary-x" chart:style-name="ch5" chartooo:axis-type="auto">
            <chartooo:date-scale/>
            <chart:title svg:x="0.451cm" svg:y="4.706cm" chart:style-name="ch6">
              <text:p>number of points</text:p>
            </chart:title>
            <chart:categories table:cell-range-address="Analysis.A15:Analysis.A19"/>
          </chart:axis>
          <chart:axis chart:dimension="y" chart:name="primary-y" chart:style-name="ch7">
            <chart:title svg:x="4.675cm" svg:y="5.416cm" chart:style-name="ch8">
              <text:p>runtime (milliseconds)</text:p>
            </chart:title>
            <chart:grid chart:style-name="ch9" chart:class="major"/>
          </chart:axis>
          <chart:series chart:style-name="ch10" chart:values-cell-range-address="Analysis.B15:Analysis.B19" chart:label-cell-address="Analysis.B14:Analysis.B14" chart:class="chart:bar">
            <chart:data-point chart:repeated="5"/>
          </chart:series>
          <chart:series chart:style-name="ch11" chart:values-cell-range-address="Analysis.C15:Analysis.C19" chart:label-cell-address="Analysis.C14:Analysis.C14" chart:class="chart:bar">
            <chart:data-point chart:repeated="5"/>
          </chart:series>
          <chart:series chart:style-name="ch12" chart:values-cell-range-address="Analysis.D15:Analysis.D19" chart:label-cell-address="Analysis.D14:Analysis.D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ing sort</text:p>
                <draw:g>
                  <svg:desc>Analysis.B14:Analysis.B14</svg:desc>
                </draw:g>
              </table:table-cell>
              <table:table-cell office:value-type="string">
                <text:p>Counting sort no realloc</text:p>
                <draw:g>
                  <svg:desc>Analysis.C14:Analysis.C14</svg:desc>
                </draw:g>
              </table:table-cell>
              <table:table-cell office:value-type="string">
                <text:p>GPU Bitonic</text:p>
                <draw:g>
                  <svg:desc>Analysis.D14:Analysis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12x256</text:p>
                <draw:g>
                  <svg:desc>Analysis.A15:Analysis.A19</svg:desc>
                </draw:g>
              </table:table-cell>
              <table:table-cell office:value-type="float" office:value="18.705078125">
                <text:p>18.705078125</text:p>
                <draw:g>
                  <svg:desc>Analysis.B15:Analysis.B19</svg:desc>
                </draw:g>
              </table:table-cell>
              <table:table-cell office:value-type="float" office:value="22.005126953125">
                <text:p>22.005126953125</text:p>
                <draw:g>
                  <svg:desc>Analysis.C15:Analysis.C19</svg:desc>
                </draw:g>
              </table:table-cell>
              <table:table-cell office:value-type="float" office:value="16.6666666666667">
                <text:p>16.6666666666667</text:p>
                <draw:g>
                  <svg:desc>Analysis.D15:Analysis.D19</svg:desc>
                </draw:g>
              </table:table-cell>
            </table:table-row>
            <table:table-row>
              <table:table-cell office:value-type="string">
                <text:p>512x384</text:p>
              </table:table-cell>
              <table:table-cell office:value-type="float" office:value="25.96923828125">
                <text:p>25.96923828125</text:p>
              </table:table-cell>
              <table:table-cell office:value-type="float" office:value="33.35009765625">
                <text:p>33.35009765625</text:p>
              </table:table-cell>
              <table:table-cell office:value-type="float" office:value="22.7272727272727">
                <text:p>22.7272727272727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45.27392578125">
                <text:p>45.27392578125</text:p>
              </table:table-cell>
              <table:table-cell office:value-type="float" office:value="37.489013671875">
                <text:p>37.489013671875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1024x512</text:p>
              </table:table-cell>
              <table:table-cell office:value-type="float" office:value="82.741943359375">
                <text:p>82.741943359375</text:p>
              </table:table-cell>
              <table:table-cell office:value-type="float" office:value="88.197021484375">
                <text:p>88.197021484375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63.282958984375">
                <text:p>163.282958984375</text:p>
              </table:table-cell>
              <table:table-cell office:value-type="float" office:value="153.47705078125">
                <text:p>153.47705078125</text:p>
              </table:table-cell>
              <table:table-cell office:value-type="float" office:value="166.666666666667">
                <text:p>166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